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1b5b9d"/>
    </style:style>
    <style:style style:name="P7" style:family="paragraph" style:parent-style-name="Byline">
      <style:text-properties officeooo:rsid="00c394a1" officeooo:paragraph-rsid="01391ecd"/>
    </style:style>
    <style:style style:name="P8" style:family="paragraph" style:parent-style-name="Byline">
      <style:text-properties officeooo:rsid="00ec08e3" officeooo:paragraph-rsid="00ec08e3"/>
    </style:style>
    <style:style style:name="P9" style:family="paragraph" style:parent-style-name="Byline">
      <style:text-properties officeooo:rsid="00f252b8" officeooo:paragraph-rsid="00f252b8"/>
    </style:style>
    <style:style style:name="P10" style:family="paragraph" style:parent-style-name="Byline">
      <style:text-properties officeooo:rsid="01020561" officeooo:paragraph-rsid="01020561"/>
    </style:style>
    <style:style style:name="P11" style:family="paragraph" style:parent-style-name="Byline">
      <style:text-properties officeooo:rsid="010510a3" officeooo:paragraph-rsid="010510a3"/>
    </style:style>
    <style:style style:name="P12" style:family="paragraph" style:parent-style-name="Byline">
      <style:text-properties officeooo:rsid="011b5b9d" officeooo:paragraph-rsid="011b5b9d"/>
    </style:style>
    <style:style style:name="P13" style:family="paragraph" style:parent-style-name="Byline">
      <style:text-properties officeooo:rsid="01323263" officeooo:paragraph-rsid="01323263"/>
    </style:style>
    <style:style style:name="P14" style:family="paragraph" style:parent-style-name="Byline">
      <style:text-properties officeooo:rsid="01391ecd" officeooo:paragraph-rsid="01391ecd"/>
    </style:style>
    <style:style style:name="P15" style:family="paragraph" style:parent-style-name="Byline">
      <style:text-properties officeooo:rsid="0139d843" officeooo:paragraph-rsid="0139d843"/>
    </style:style>
    <style:style style:name="P16" style:family="paragraph" style:parent-style-name="Byline">
      <style:text-properties officeooo:rsid="013da747" officeooo:paragraph-rsid="013da747"/>
    </style:style>
    <style:style style:name="P17" style:family="paragraph" style:parent-style-name="Text_20_body">
      <style:text-properties officeooo:rsid="0051d45a" officeooo:paragraph-rsid="0051d45a"/>
    </style:style>
    <style:style style:name="P18" style:family="paragraph" style:parent-style-name="Text_20_body">
      <style:text-properties officeooo:paragraph-rsid="0051d45a"/>
    </style:style>
    <style:style style:name="P19" style:family="paragraph" style:parent-style-name="Text_20_body">
      <style:text-properties fo:font-style="normal" officeooo:rsid="00c394a1" officeooo:paragraph-rsid="00c394a1" style:font-style-asian="normal" style:font-style-complex="normal"/>
    </style:style>
    <style:style style:name="P20" style:family="paragraph" style:parent-style-name="Text_20_body">
      <style:text-properties fo:font-style="normal" officeooo:rsid="00c394a1" officeooo:paragraph-rsid="00e3d334" style:font-style-asian="normal" style:font-style-complex="normal"/>
    </style:style>
    <style:style style:name="P21" style:family="paragraph" style:parent-style-name="Text_20_body">
      <style:text-properties fo:font-style="normal" officeooo:rsid="00c394a1" officeooo:paragraph-rsid="01047f91" style:font-style-asian="normal" style:font-style-complex="normal"/>
    </style:style>
    <style:style style:name="P22" style:family="paragraph" style:parent-style-name="Text_20_body">
      <style:text-properties fo:font-style="normal" officeooo:rsid="00c394a1" officeooo:paragraph-rsid="011b5b9d" style:font-style-asian="normal" style:font-style-complex="normal"/>
    </style:style>
    <style:style style:name="P23" style:family="paragraph" style:parent-style-name="Text_20_body">
      <style:text-properties fo:font-style="normal" officeooo:rsid="00c394a1" officeooo:paragraph-rsid="0134cb34" style:font-style-asian="normal" style:font-style-complex="normal"/>
    </style:style>
    <style:style style:name="P24" style:family="paragraph" style:parent-style-name="Text_20_body">
      <style:text-properties fo:font-style="normal" officeooo:rsid="00c394a1" officeooo:paragraph-rsid="01391ecd" style:font-style-asian="normal" style:font-style-complex="normal"/>
    </style:style>
    <style:style style:name="P25" style:family="paragraph" style:parent-style-name="Text_20_body">
      <style:text-properties fo:font-style="normal" officeooo:rsid="0120a302" officeooo:paragraph-rsid="00df33ae" style:font-style-asian="normal" style:font-style-complex="normal"/>
    </style:style>
    <style:style style:name="P26" style:family="paragraph" style:parent-style-name="Text_20_body">
      <style:text-properties fo:font-style="normal" officeooo:rsid="00f6826f" officeooo:paragraph-rsid="00f6826f" style:font-style-asian="normal" style:font-style-complex="normal"/>
    </style:style>
    <style:style style:name="P27" style:family="paragraph" style:parent-style-name="Text_20_body">
      <style:text-properties fo:font-style="normal" officeooo:rsid="00f8423e" officeooo:paragraph-rsid="00f8423e" style:font-style-asian="normal" style:font-style-complex="normal"/>
    </style:style>
    <style:style style:name="P28" style:family="paragraph" style:parent-style-name="Text_20_body">
      <style:text-properties fo:font-style="normal" officeooo:rsid="01080e01" officeooo:paragraph-rsid="01080e01" style:font-style-asian="normal" style:font-style-complex="normal"/>
    </style:style>
    <style:style style:name="P29" style:family="paragraph" style:parent-style-name="Text_20_body">
      <style:text-properties fo:font-style="normal" officeooo:rsid="011b5b9d" officeooo:paragraph-rsid="011b5b9d" style:font-style-asian="normal" style:font-style-complex="normal"/>
    </style:style>
    <style:style style:name="P30" style:family="paragraph" style:parent-style-name="Text_20_body">
      <style:text-properties fo:font-style="normal" officeooo:rsid="01323263" officeooo:paragraph-rsid="01323263" style:font-style-asian="normal" style:font-style-complex="normal"/>
    </style:style>
    <style:style style:name="P31" style:family="paragraph" style:parent-style-name="Text_20_body">
      <style:text-properties officeooo:rsid="00c394a1" officeooo:paragraph-rsid="00c394a1"/>
    </style:style>
    <style:style style:name="P32" style:family="paragraph" style:parent-style-name="Text_20_body">
      <style:text-properties officeooo:rsid="009f7541" officeooo:paragraph-rsid="00df33ae"/>
    </style:style>
    <style:style style:name="P33" style:family="paragraph" style:parent-style-name="Text_20_body">
      <style:text-properties officeooo:rsid="0078ca9c" officeooo:paragraph-rsid="00df33ae"/>
    </style:style>
    <style:style style:name="P34" style:family="paragraph" style:parent-style-name="Text_20_body">
      <style:text-properties officeooo:paragraph-rsid="00df33ae"/>
    </style:style>
    <style:style style:name="P35" style:family="paragraph" style:parent-style-name="Text_20_body">
      <style:text-properties officeooo:paragraph-rsid="00e1f6ce"/>
    </style:style>
    <style:style style:name="P36" style:family="paragraph" style:parent-style-name="Text_20_body">
      <style:text-properties officeooo:paragraph-rsid="00e3ae92"/>
    </style:style>
    <style:style style:name="P37" style:family="paragraph" style:parent-style-name="Text_20_body">
      <style:text-properties officeooo:rsid="00f8423e" officeooo:paragraph-rsid="00f8423e"/>
    </style:style>
    <style:style style:name="P38" style:family="paragraph" style:parent-style-name="Text_20_body">
      <style:text-properties officeooo:rsid="00fbad54" officeooo:paragraph-rsid="00fbad54"/>
    </style:style>
    <style:style style:name="P39" style:family="paragraph" style:parent-style-name="Text_20_body">
      <style:text-properties officeooo:rsid="00fbad54" officeooo:paragraph-rsid="00fe7813"/>
    </style:style>
    <style:style style:name="P40" style:family="paragraph" style:parent-style-name="Text_20_body">
      <style:text-properties officeooo:rsid="00fbad54" officeooo:paragraph-rsid="011d89ba"/>
    </style:style>
    <style:style style:name="P41" style:family="paragraph" style:parent-style-name="Text_20_body">
      <style:text-properties officeooo:rsid="00fbad54" officeooo:paragraph-rsid="011efa10"/>
    </style:style>
    <style:style style:name="P42" style:family="paragraph" style:parent-style-name="Text_20_body">
      <style:text-properties officeooo:rsid="00fbad54" officeooo:paragraph-rsid="014095af"/>
    </style:style>
    <style:style style:name="P43" style:family="paragraph" style:parent-style-name="Text_20_body">
      <style:text-properties officeooo:rsid="01020561" officeooo:paragraph-rsid="01020561"/>
    </style:style>
    <style:style style:name="P44" style:family="paragraph" style:parent-style-name="Text_20_body">
      <style:text-properties officeooo:rsid="01080e01" officeooo:paragraph-rsid="01080e01"/>
    </style:style>
    <style:style style:name="P45" style:family="paragraph" style:parent-style-name="Text_20_body">
      <style:text-properties officeooo:rsid="01112f24" officeooo:paragraph-rsid="01112f24"/>
    </style:style>
    <style:style style:name="P46" style:family="paragraph" style:parent-style-name="Text_20_body">
      <style:text-properties officeooo:paragraph-rsid="00ec08e3"/>
    </style:style>
    <style:style style:name="P47" style:family="paragraph" style:parent-style-name="Text_20_body">
      <style:text-properties officeooo:rsid="011b5b9d" officeooo:paragraph-rsid="011b5b9d"/>
    </style:style>
    <style:style style:name="P48" style:family="paragraph" style:parent-style-name="Text_20_body">
      <style:text-properties officeooo:rsid="011d89ba" officeooo:paragraph-rsid="011d89ba"/>
    </style:style>
    <style:style style:name="P49" style:family="paragraph" style:parent-style-name="Text_20_body">
      <style:text-properties officeooo:rsid="012553ad" officeooo:paragraph-rsid="012553ad"/>
    </style:style>
    <style:style style:name="P50" style:family="paragraph" style:parent-style-name="Text_20_body">
      <style:text-properties officeooo:rsid="01339852" officeooo:paragraph-rsid="01339852"/>
    </style:style>
    <style:style style:name="P51" style:family="paragraph" style:parent-style-name="Text_20_body">
      <style:text-properties officeooo:rsid="012009f9" officeooo:paragraph-rsid="012009f9"/>
    </style:style>
    <style:style style:name="P52" style:family="paragraph" style:parent-style-name="Text_20_body">
      <style:text-properties officeooo:rsid="014095af" officeooo:paragraph-rsid="014095af"/>
    </style:style>
    <style:style style:name="P53" style:family="paragraph" style:parent-style-name="First_20_Paragraph">
      <style:text-properties fo:font-style="normal" officeooo:rsid="00c394a1" officeooo:paragraph-rsid="00c394a1" style:font-style-asian="normal" style:font-style-complex="normal"/>
    </style:style>
    <style:style style:name="P54" style:family="paragraph" style:parent-style-name="First_20_Paragraph">
      <style:text-properties fo:font-style="normal" officeooo:rsid="00c394a1" officeooo:paragraph-rsid="00e3d334" style:font-style-asian="normal" style:font-style-complex="normal"/>
    </style:style>
    <style:style style:name="P55" style:family="paragraph" style:parent-style-name="First_20_Paragraph">
      <style:text-properties fo:font-style="normal" officeooo:rsid="00c394a1" officeooo:paragraph-rsid="01047f91" style:font-style-asian="normal" style:font-style-complex="normal"/>
    </style:style>
    <style:style style:name="P56" style:family="paragraph" style:parent-style-name="First_20_Paragraph">
      <style:text-properties fo:font-style="normal" officeooo:rsid="00c394a1" officeooo:paragraph-rsid="011b5b9d" style:font-style-asian="normal" style:font-style-complex="normal"/>
    </style:style>
    <style:style style:name="P57" style:family="paragraph" style:parent-style-name="First_20_Paragraph">
      <style:text-properties fo:font-style="normal" officeooo:rsid="00c394a1" officeooo:paragraph-rsid="01391ecd" style:font-style-asian="normal" style:font-style-complex="normal"/>
    </style:style>
    <style:style style:name="P5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59" style:family="paragraph" style:parent-style-name="First_20_Paragraph">
      <style:text-properties fo:font-style="normal" officeooo:rsid="011b5b9d" officeooo:paragraph-rsid="011b5b9d" style:font-style-asian="normal" style:font-style-complex="normal"/>
    </style:style>
    <style:style style:name="P60" style:family="paragraph" style:parent-style-name="First_20_Paragraph">
      <style:text-properties fo:font-style="normal" officeooo:rsid="013da747" officeooo:paragraph-rsid="013da747" style:font-style-asian="normal" style:font-style-complex="normal"/>
    </style:style>
    <style:style style:name="P61" style:family="paragraph" style:parent-style-name="Footnote">
      <style:text-properties officeooo:rsid="00cd182e" officeooo:paragraph-rsid="00cd182e"/>
    </style:style>
    <style:style style:name="P62" style:family="paragraph" style:parent-style-name="Footnote">
      <style:text-properties officeooo:rsid="00db8c01" officeooo:paragraph-rsid="00db8c01"/>
    </style:style>
    <style:style style:name="P63" style:family="paragraph" style:parent-style-name="Footnote">
      <style:text-properties officeooo:rsid="00ecb52e" officeooo:paragraph-rsid="00ecb52e"/>
    </style:style>
    <style:style style:name="P64" style:family="paragraph" style:parent-style-name="Footnote">
      <style:text-properties officeooo:rsid="01031d52" officeooo:paragraph-rsid="01031d52"/>
    </style:style>
    <style:style style:name="P65" style:family="paragraph" style:parent-style-name="Footnote">
      <style:text-properties officeooo:rsid="010510a3" officeooo:paragraph-rsid="010510a3"/>
    </style:style>
    <style:style style:name="P66" style:family="paragraph" style:parent-style-name="Footnote">
      <style:text-properties officeooo:rsid="01080e01" officeooo:paragraph-rsid="01080e01"/>
    </style:style>
    <style:style style:name="P67" style:family="paragraph" style:parent-style-name="Footnote">
      <style:text-properties officeooo:rsid="012cba8f" officeooo:paragraph-rsid="012cba8f"/>
    </style:style>
    <style:style style:name="P68" style:family="paragraph" style:parent-style-name="Footnote">
      <style:text-properties officeooo:rsid="01323263" officeooo:paragraph-rsid="01323263"/>
    </style:style>
    <style:style style:name="P69" style:family="paragraph" style:parent-style-name="Author_20_Bio">
      <style:text-properties officeooo:rsid="00c394a1" officeooo:paragraph-rsid="01047f91"/>
    </style:style>
    <style:style style:name="P70" style:family="paragraph" style:parent-style-name="Author_20_Bio">
      <style:text-properties officeooo:rsid="00c394a1" officeooo:paragraph-rsid="00e3d334"/>
    </style:style>
    <style:style style:name="P71" style:family="paragraph" style:parent-style-name="Author_20_Bio">
      <style:text-properties officeooo:rsid="00c394a1" officeooo:paragraph-rsid="00c394a1"/>
    </style:style>
    <style:style style:name="P72" style:family="paragraph" style:parent-style-name="Author_20_Bio">
      <style:text-properties officeooo:rsid="00c394a1" officeooo:paragraph-rsid="01391ecd"/>
    </style:style>
    <style:style style:name="P73" style:family="paragraph" style:parent-style-name="Author_20_Bio">
      <style:text-properties officeooo:rsid="00c394a1" officeooo:paragraph-rsid="011b5b9d"/>
    </style:style>
    <style:style style:name="P74" style:family="paragraph" style:parent-style-name="Author_20_Bio">
      <style:text-properties officeooo:paragraph-rsid="00df33ae"/>
    </style:style>
    <style:style style:name="P75" style:family="paragraph" style:parent-style-name="Author_20_Bio">
      <style:text-properties fo:font-style="italic" officeooo:rsid="00df33ae" officeooo:paragraph-rsid="00df33ae" style:font-style-asian="italic" style:font-style-complex="italic"/>
    </style:style>
    <style:style style:name="P76" style:family="paragraph" style:parent-style-name="Author_20_Bio">
      <style:text-properties officeooo:rsid="00f8423e" officeooo:paragraph-rsid="00f8423e"/>
    </style:style>
    <style:style style:name="P77" style:family="paragraph" style:parent-style-name="Author_20_Bio">
      <style:text-properties officeooo:rsid="01080e01" officeooo:paragraph-rsid="01080e01"/>
    </style:style>
    <style:style style:name="P78" style:family="paragraph" style:parent-style-name="Author_20_Bio">
      <style:paragraph-properties fo:text-align="end" style:justify-single-word="false"/>
    </style:style>
    <style:style style:name="P79" style:family="paragraph" style:parent-style-name="Author_20_Bio">
      <style:text-properties officeooo:rsid="01323263" officeooo:paragraph-rsid="01323263"/>
    </style:style>
    <style:style style:name="P80" style:family="paragraph" style:parent-style-name="Author_20_Bio">
      <style:text-properties officeooo:rsid="013da747" officeooo:paragraph-rsid="013da747"/>
    </style:style>
    <style:style style:name="P81" style:family="paragraph" style:parent-style-name="Text_20_body">
      <style:paragraph-properties fo:margin-left="0in" fo:margin-right="0in" fo:text-indent="0in" style:auto-text-indent="false"/>
    </style:style>
    <style:style style:name="P82" style:family="paragraph" style:parent-style-name="Contents_20_1">
      <style:paragraph-properties>
        <style:tab-stops>
          <style:tab-stop style:position="0in"/>
          <style:tab-stop style:position="4.1299in" style:type="right"/>
        </style:tab-stops>
      </style:paragraph-properties>
    </style:style>
    <style:style style:name="P83" style:family="paragraph" style:parent-style-name="Contents_20_3">
      <style:paragraph-properties>
        <style:tab-stops>
          <style:tab-stop style:position="0in"/>
          <style:tab-stop style:position="3.7366in" style:type="right"/>
        </style:tab-stops>
      </style:paragraph-properties>
    </style:style>
    <style:style style:name="P84" style:family="paragraph" style:parent-style-name="Contents_20_2">
      <style:paragraph-properties>
        <style:tab-stops>
          <style:tab-stop style:position="3.9335in" style:type="right"/>
        </style:tab-stops>
      </style:paragraph-properties>
    </style:style>
    <style:style style:name="P85" style:family="paragraph" style:parent-style-name="Standard" style:list-style-name="L11"/>
    <style:style style:name="P86" style:family="paragraph" style:parent-style-name="Heading_20_2" style:master-page-name="Start_20_Page">
      <style:paragraph-properties style:page-number="auto"/>
    </style:style>
    <style:style style:name="P87" style:family="paragraph" style:parent-style-name="Heading_20_2" style:list-style-name="" style:master-page-name="Start_20_Page">
      <style:paragraph-properties style:page-number="auto"/>
      <style:text-properties officeooo:rsid="0134cb34" officeooo:paragraph-rsid="0134cb34"/>
    </style:style>
    <style:style style:name="P88" style:family="paragraph" style:parent-style-name="Heading_20_2" style:master-page-name="Start_20_Page">
      <style:paragraph-properties style:page-number="auto"/>
      <style:text-properties officeooo:rsid="00e9e347" officeooo:paragraph-rsid="00e9e347"/>
    </style:style>
    <style:style style:name="P89" style:family="paragraph" style:parent-style-name="Heading_20_2" style:master-page-name="Start_20_Page">
      <style:paragraph-properties style:page-number="auto"/>
      <style:text-properties officeooo:rsid="00c394a1" officeooo:paragraph-rsid="00c394a1"/>
    </style:style>
    <style:style style:name="P90" style:family="paragraph" style:parent-style-name="Heading_20_2" style:master-page-name="Start_20_Page">
      <style:paragraph-properties style:page-number="auto"/>
      <style:text-properties officeooo:rsid="00c394a1" officeooo:paragraph-rsid="01391ecd"/>
    </style:style>
    <style:style style:name="P91" style:family="paragraph" style:parent-style-name="Heading_20_2" style:master-page-name="Start_20_Page">
      <style:paragraph-properties style:page-number="auto"/>
      <style:text-properties officeooo:rsid="00c394a1" officeooo:paragraph-rsid="011b5b9d"/>
    </style:style>
    <style:style style:name="P92" style:family="paragraph" style:parent-style-name="Heading_20_2" style:master-page-name="Start_20_Page">
      <style:paragraph-properties style:page-number="auto"/>
      <style:text-properties officeooo:rsid="00c394a1" officeooo:paragraph-rsid="01047f91"/>
    </style:style>
    <style:style style:name="P93" style:family="paragraph" style:parent-style-name="Heading_20_2" style:master-page-name="Start_20_Page">
      <style:paragraph-properties style:page-number="auto"/>
      <style:text-properties officeooo:rsid="00ec08e3" officeooo:paragraph-rsid="00ec08e3"/>
    </style:style>
    <style:style style:name="P94" style:family="paragraph" style:parent-style-name="Heading_20_2" style:master-page-name="Start_20_Page">
      <style:paragraph-properties style:page-number="auto"/>
      <style:text-properties officeooo:rsid="012ba73d" officeooo:paragraph-rsid="012ba73d"/>
    </style:style>
    <style:style style:name="P95" style:family="paragraph" style:parent-style-name="Heading_20_2" style:master-page-name="Start_20_Page">
      <style:paragraph-properties style:page-number="auto"/>
      <style:text-properties officeooo:rsid="011b5b9d" officeooo:paragraph-rsid="011b5b9d"/>
    </style:style>
    <style:style style:name="P96" style:family="paragraph" style:parent-style-name="Heading_20_2" style:master-page-name="Start_20_Page">
      <style:paragraph-properties style:page-number="auto"/>
      <style:text-properties officeooo:rsid="013da747" officeooo:paragraph-rsid="013da747"/>
    </style:style>
    <style:style style:name="P97" style:family="paragraph" style:parent-style-name="Heading_20_2" style:master-page-name="Start_20_Page">
      <style:paragraph-properties style:page-number="auto"/>
      <style:text-properties officeooo:rsid="010510a3" officeooo:paragraph-rsid="010510a3"/>
    </style:style>
    <style:style style:name="P98" style:family="paragraph" style:parent-style-name="Heading_20_2" style:master-page-name="Back_20_Page">
      <style:paragraph-properties style:page-number="auto"/>
    </style:style>
    <style:style style:name="P99" style:family="paragraph" style:parent-style-name="Heading_20_2" style:master-page-name="Back_20_Page">
      <style:paragraph-properties style:page-number="auto"/>
      <style:text-properties officeooo:rsid="00c2630e" officeooo:paragraph-rsid="00df33ae"/>
    </style:style>
    <style:style style:name="P100" style:family="paragraph" style:parent-style-name="Heading_20_2" style:master-page-name="Back_20_Page">
      <style:paragraph-properties style:page-number="auto"/>
      <style:text-properties officeooo:paragraph-rsid="00df33ae"/>
    </style:style>
    <style:style style:name="P101" style:family="paragraph" style:parent-style-name="Heading_20_3">
      <style:text-properties officeooo:rsid="011b5b9d" officeooo:paragraph-rsid="011b5b9d"/>
    </style:style>
    <style:style style:name="P102" style:family="paragraph" style:parent-style-name="Heading_20_3">
      <style:text-properties officeooo:rsid="00fb358e" officeooo:paragraph-rsid="00e1f6ce"/>
    </style:style>
    <style:style style:name="P103" style:family="paragraph" style:parent-style-name="Heading_20_3">
      <style:text-properties officeooo:paragraph-rsid="00e1f6ce"/>
    </style:style>
    <style:style style:name="P104" style:family="paragraph" style:parent-style-name="Heading_20_3">
      <style:text-properties officeooo:paragraph-rsid="00df33ae"/>
    </style:style>
    <style:style style:name="P105" style:family="paragraph" style:parent-style-name="Heading_20_3">
      <style:text-properties officeooo:rsid="00943c5f" officeooo:paragraph-rsid="00df33ae"/>
    </style:style>
    <style:style style:name="P106" style:family="paragraph" style:parent-style-name="Heading_20_3">
      <style:text-properties officeooo:rsid="00e01f40" officeooo:paragraph-rsid="00e01f40"/>
    </style:style>
    <style:style style:name="P107" style:family="paragraph" style:parent-style-name="Heading_20_3" style:master-page-name="Activity_20_Page">
      <style:paragraph-properties style:page-number="auto"/>
    </style:style>
    <style:style style:name="P108" style:family="paragraph" style:parent-style-name="Heading_20_3" style:master-page-name="Activity_20_Page">
      <style:paragraph-properties style:page-number="auto"/>
      <style:text-properties officeooo:paragraph-rsid="0147722c"/>
    </style:style>
    <style:style style:name="P109" style:family="paragraph" style:parent-style-name="Heading_20_3" style:master-page-name="Activity_20_Page">
      <style:paragraph-properties style:page-number="auto"/>
      <style:text-properties officeooo:paragraph-rsid="01479d1f"/>
    </style:style>
    <style:style style:name="P110" style:family="paragraph" style:parent-style-name="Heading_20_1" style:master-page-name="Start_20_Page">
      <style:paragraph-properties style:page-number="auto"/>
      <style:text-properties officeooo:rsid="00eba3aa" officeooo:paragraph-rsid="00eba3aa"/>
    </style:style>
    <style:style style:name="P111" style:family="paragraph" style:parent-style-name="Heading_20_1" style:master-page-name="Section_20_Page">
      <style:paragraph-properties style:page-number="auto"/>
    </style:style>
    <style:style style:name="P112" style:family="paragraph" style:parent-style-name="Author_20_Bio">
      <style:text-properties officeooo:paragraph-rsid="012ba73d"/>
    </style:style>
    <style:style style:name="P113" style:family="paragraph" style:parent-style-name="Author_20_Bio">
      <style:text-properties officeooo:paragraph-rsid="00ec08e3"/>
    </style:style>
    <style:style style:name="P114" style:family="paragraph" style:parent-style-name="Activity_20_Body">
      <style:text-properties officeooo:paragraph-rsid="0147722c"/>
    </style:style>
    <style:style style:name="P115" style:family="paragraph" style:parent-style-name="Activity_20_Body">
      <style:text-properties officeooo:rsid="01483549" officeooo:paragraph-rsid="01483549"/>
    </style:style>
    <style:style style:name="P116" style:family="paragraph" style:parent-style-name="Activity_20_Body" style:list-style-name="List_20_1">
      <style:text-properties officeooo:rsid="01483549" officeooo:paragraph-rsid="01483549"/>
    </style:style>
    <style:style style:name="P117" style:family="paragraph" style:parent-style-name="Front_20_Heading_20_1" style:master-page-name="Section_20_Page">
      <style:paragraph-properties style:page-number="auto"/>
    </style:style>
    <style:style style:name="P118" style:family="paragraph" style:parent-style-name="Front_20_Heading_20_1" style:master-page-name="Section_20_Page">
      <style:paragraph-properties style:page-number="auto"/>
      <style:text-properties officeooo:paragraph-rsid="00df33ae"/>
    </style:style>
    <style:style style:name="P119" style:family="paragraph" style:parent-style-name="Front_20_Heading_20_1" style:master-page-name="Contents_20_Page">
      <style:paragraph-properties style:page-number="auto"/>
    </style:style>
    <style:style style:name="P120" style:family="paragraph" style:parent-style-name="Bullet_20_List" style:list-style-name="L1"/>
    <style:style style:name="P121" style:family="paragraph" style:parent-style-name="Bullet_20_List" style:list-style-name="L2"/>
    <style:style style:name="P122" style:family="paragraph" style:parent-style-name="Bullet_20_List" style:list-style-name="L3"/>
    <style:style style:name="P123" style:family="paragraph" style:parent-style-name="Bullet_20_List" style:list-style-name="L4"/>
    <style:style style:name="P124" style:family="paragraph" style:parent-style-name="Bullet_20_List" style:list-style-name="L5"/>
    <style:style style:name="P125" style:family="paragraph" style:parent-style-name="Bullet_20_List" style:list-style-name="L6"/>
    <style:style style:name="P126" style:family="paragraph" style:parent-style-name="Bullet_20_List" style:list-style-name="L7"/>
    <style:style style:name="P127" style:family="paragraph" style:parent-style-name="Bullet_20_List" style:list-style-name="L8"/>
    <style:style style:name="P128" style:family="paragraph" style:parent-style-name="Bullet_20_List" style:list-style-name="L9"/>
    <style:style style:name="P129" style:family="paragraph" style:parent-style-name="Bullet_20_List" style:list-style-name="L10"/>
    <style:style style:name="P130" style:family="paragraph" style:parent-style-name="Bullet_20_List" style:list-style-name="L12"/>
    <style:style style:name="P131" style:family="paragraph" style:parent-style-name="Bullet_20_List" style:list-style-name="L12">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d312ae"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officeooo:rsid="01067681"/>
    </style:style>
    <style:style style:name="T19" style:family="text">
      <style:text-properties officeooo:rsid="01077874"/>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0dffac1"/>
    </style:style>
    <style:style style:name="T24" style:family="text">
      <style:text-properties officeooo:rsid="00ee1112"/>
    </style:style>
    <style:style style:name="T25" style:family="text">
      <style:text-properties officeooo:rsid="00f8423e"/>
    </style:style>
    <style:style style:name="T26" style:family="text">
      <style:text-properties officeooo:rsid="00f9db80"/>
    </style:style>
    <style:style style:name="T27" style:family="text">
      <style:text-properties officeooo:rsid="01008e22"/>
    </style:style>
    <style:style style:name="T28" style:family="text">
      <style:text-properties officeooo:rsid="01020561"/>
    </style:style>
    <style:style style:name="T29" style:family="text">
      <style:text-properties officeooo:rsid="01031d52"/>
    </style:style>
    <style:style style:name="T30" style:family="text">
      <style:text-properties officeooo:rsid="010aa277"/>
    </style:style>
    <style:style style:name="T31" style:family="text">
      <style:text-properties officeooo:rsid="012a87e9"/>
    </style:style>
    <style:style style:name="T32" style:family="text">
      <style:text-properties officeooo:rsid="012cba8f"/>
    </style:style>
    <style:style style:name="T33" style:family="text">
      <style:text-properties officeooo:rsid="01356383"/>
    </style:style>
    <style:style style:name="T34" style:family="text">
      <style:text-properties officeooo:rsid="013bcb09"/>
    </style:style>
    <style:style style:name="T35" style:family="text">
      <style:text-properties officeooo:rsid="00ec08e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bookmark-start text:name="__RefHeading___Toc1787_1213309432"/>[<text:span text:style-name="T24">Book</text:span> title]<text:bookmark-end text:name="__RefHeading___Toc1787_1213309432"/></text:p>
      <text:p text:style-name="P117"><text:bookmark-start text:name="__RefHeading___Toc1312_518888843"/>Copyright<text:bookmark-end text:name="__RefHeading___Toc1312_518888843"/></text:p>
      <text:p text:style-name="P18">Copyright © 201<text:span text:style-name="T23">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61">http://creativecommons.org/licenses/by-sa/4.0/</text:p></text:note-body></text:note>.</text:p>
      <text:p text:style-name="P41">Gene Kim's "Organizational learning: a new perspective on DevOps" originally appeared at https://opensource.com/business/15/2/organizational-learning-new-perspective-devops.</text:p>
      <text:p text:style-name="P38">Jim Whitehurst's "Innovation requires new approaches to feedback and failure" originally appeared at https://opensource.com/open-organization/16/12/building-culture-innovation-your-organization.</text:p>
      <text:p text:style-name="P48">Jordan Morgan's "Why a Buffer developer open sourced his code" originally appeared at https://opensource.com/open-organization/16/5/buffer-open-culture.</text:p>
      <text:p text:style-name="P50">Jackie Yeaney's "What engineers and marketers can learn from each other" originally appeared at https://opensource.com/open-organization/17/1/engineers-marketers-can-learn.</text:p>
      <text:p text:style-name="P40">Proin pulvinar mi mauris, eget tempus tortor condimentum sed. Vivamus suscipit mattis nisl, eget mollis neque interdum eget.</text:p>
      <text:p text:style-name="P51">Matt Thompson's "How to strengthen your agile heartbeat with powerful retrospectives" originally appeared at https://opensource.com/open-organization/16/11/checking-your-agile-workflow.</text:p>
      <text:p text:style-name="P50"><text:soft-page-break/>Chad Whitacre's "The benefits of tracking issues publicly" originally appeared at https://opensource.com/open-organization/17/2/tracking-issues-publicly.</text:p>
      <text:p text:style-name="P52">Allison Matlack's "When innovation trumps procedure" originally appeared at https://opensource.com/open-organization/17/4/doing-the-right-things.</text:p>
      <text:p text:style-name="P42">Proin pulvinar mi mauris, eget tempus tortor condimentum sed. Vivamus suscipit mattis nisl, eget mollis neque interdum eget.</text:p>
      <text:p text:style-name="P42">Proin pulvinar mi mauris, eget tempus tortor condimentum sed. Vivamus suscipit mattis nisl, eget mollis neque interdum eget.</text:p>
      <text:p text:style-name="P49">Lauri Apple's "Making open source fashionable" originally appeared at https://opensource.com/open-organization/16/11/openness-fashionable-zalando.</text:p>
      <text:p text:style-name="P39">Proin pulvinar mi mauris, eget tempus tortor condimentum sed. Vivamus suscipit mattis nisl, eget mollis neque interdum eget.</text:p>
      <text:p text:style-name="P39"/>
      <text:p text:style-name="P117"><text:bookmark-start text:name="__RefHeading___Toc2046_1315693447"/>Colophon<text:bookmark-end text:name="__RefHeading___Toc2046_1315693447"/></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Front_20_Heading_20_1"><text:bookmark-start text:name="__RefHeading___Toc1976_1055601491"/>Version <text:span text:style-name="T1">1.0</text:span><text:bookmark-end text:name="__RefHeading___Toc1976_1055601491"/></text:p>
      <text:p text:style-name="P118">Also in the series</text:p>
      <text:p text:style-name="P74"><text:span text:style-name="T15">The Open Organization: </text:span><text:span text:style-name="T16">Igniting Passion and Performance</text:span><text:span text:style-name="T4"> </text:span><text:span text:style-name="T3">(</text:span><text:span text:style-name="T5">from </text:span><text:span text:style-name="T3">Harvard Business Review Press)</text:span></text:p>
      <text:p text:style-name="P74">The Open Organization Field Guide: <text:span text:style-name="T18">Practical Tips for Igniting Passion and Performance</text:span><text:span text:style-name="T6"> </text:span><text:span text:style-name="T5">(from Opensource.com)</text:span></text:p>
      <text:p text:style-name="P74"><text:span text:style-name="T2">The Open Organization: </text:span>Catalyst-In-Chief<text:span text:style-name="T4"> </text:span><text:span text:style-name="T5">(from Opensource.com)</text:span></text:p>
      <text:p text:style-name="P75"><text:span text:style-name="T19">T</text:span>he Open Organization Leaders Manual: Instructions for Building the Workplace of the Future<text:span text:style-name="T3"> (from Opensource.com)</text:span></text:p>
      <text:p text:style-name="P11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84"><text:a xlink:type="simple" xlink:href="#__RefHeading___Toc2312_1525055821" text:style-name="Index_20_Link" text:visited-style-name="Index_20_Link">Preface: [on editing an open book]<text:tab/>8</text:a></text:p>
          <text:p text:style-name="P83"><text:a xlink:type="simple" xlink:href="#__RefHeading___Toc2314_1525055821" text:style-name="Index_20_Link" text:visited-style-name="Index_20_Link">Bryan Behrenshausen<text:tab/><text:tab/></text:a></text:p>
          <text:p text:style-name="P84"><text:a xlink:type="simple" xlink:href="#__RefHeading___Toc164_2120980716" text:style-name="Index_20_Link" text:visited-style-name="Index_20_Link">Introduction: [This is the title of it]<text:tab/>10</text:a></text:p>
          <text:p text:style-name="P83"><text:a xlink:type="simple" xlink:href="#__RefHeading___Toc394_2120980716" text:style-name="Index_20_Link" text:visited-style-name="Index_20_Link">[Subtitle or text]<text:tab/><text:tab/></text:a></text:p>
          <text:p text:style-name="P82"><text:a xlink:type="simple" xlink:href="#__RefHeading___Toc2114_518888843" text:style-name="Index_20_Link" text:visited-style-name="Index_20_Link">Part 1: Cultures<text:tab/><text:tab/></text:a></text:p>
          <text:p text:style-name="P84"><text:a xlink:type="simple" xlink:href="#__RefHeading___Toc11239_1273335479" text:style-name="Index_20_Link" text:visited-style-name="Index_20_Link">[Introduction: This is the title of it]<text:tab/>14</text:a></text:p>
          <text:p text:style-name="P83"><text:a xlink:type="simple" xlink:href="#__RefHeading___Toc11241_1273335479" text:style-name="Index_20_Link" text:visited-style-name="Index_20_Link">Mike Walker<text:tab/><text:tab/></text:a></text:p>
          <text:p text:style-name="P84"><text:a xlink:type="simple" xlink:href="#__RefHeading___Toc635_948093187" text:style-name="Index_20_Link" text:visited-style-name="Index_20_Link">[Article Title]<text:tab/>16</text:a></text:p>
          <text:p text:style-name="P83"><text:a xlink:type="simple" xlink:href="#__RefHeading___Toc394_212098071697" text:style-name="Index_20_Link" text:visited-style-name="Index_20_Link">[Subtitle or text]<text:tab/><text:tab/></text:a></text:p>
          <text:p text:style-name="P84"><text:a xlink:type="simple" xlink:href="#__RefHeading___Toc2276_253951683" text:style-name="Index_20_Link" text:visited-style-name="Index_20_Link">[Article Title]<text:tab/>19</text:a></text:p>
          <text:p text:style-name="P83"><text:a xlink:type="simple" xlink:href="#__RefHeading___Toc394_2120980716974" text:style-name="Index_20_Link" text:visited-style-name="Index_20_Link">[Subtitle or text]<text:tab/><text:tab/></text:a></text:p>
          <text:p text:style-name="P84"><text:a xlink:type="simple" xlink:href="#__RefHeading___Toc490_1873192014" text:style-name="Index_20_Link" text:visited-style-name="Index_20_Link">Organizational learning: A new perspective on DevOps<text:tab/>22</text:a></text:p>
          <text:p text:style-name="P83"><text:a xlink:type="simple" xlink:href="#__RefHeading___Toc394_2120980716973" text:style-name="Index_20_Link" text:visited-style-name="Index_20_Link">Gene Kim<text:tab/><text:tab/></text:a></text:p>
          <text:p text:style-name="P84"><text:a xlink:type="simple" xlink:href="#__RefHeading___Toc11499_559071773" text:style-name="Index_20_Link" text:visited-style-name="Index_20_Link">Innovation requires new approaches to feedback<text:line-break/>and failure<text:tab/>27</text:a></text:p>
          <text:p text:style-name="P83"><text:a xlink:type="simple" xlink:href="#__RefHeading___Toc394_2120980716972" text:style-name="Index_20_Link" text:visited-style-name="Index_20_Link">Jim Whitehurst<text:tab/><text:tab/></text:a></text:p>
          <text:p text:style-name="P84"><text:a xlink:type="simple" xlink:href="#__RefHeading___Toc566_221856997" text:style-name="Index_20_Link" text:visited-style-name="Index_20_Link">Why a Buffer developer open sourced his code<text:tab/>31</text:a></text:p>
          <text:p text:style-name="P83"><text:a xlink:type="simple" xlink:href="#__RefHeading___Toc568_221856997" text:style-name="Index_20_Link" text:visited-style-name="Index_20_Link">Jordan Morgan<text:tab/><text:tab/></text:a></text:p>
          <text:p text:style-name="P84"><text:a xlink:type="simple" xlink:href="#__RefHeading___Toc14542_1273335479" text:style-name="Index_20_Link" text:visited-style-name="Index_20_Link">What engineers and marketers can learn from<text:line-break/>each other<text:tab/>39</text:a></text:p>
          <text:p text:style-name="P83"><text:a xlink:type="simple" xlink:href="#__RefHeading___Toc14544_1273335479" text:style-name="Index_20_Link" text:visited-style-name="Index_20_Link">Jackie Yeaney<text:tab/><text:tab/></text:a></text:p>
          <text:p text:style-name="P82"><text:a xlink:type="simple" xlink:href="#__RefHeading___Toc588_2023088379" text:style-name="Index_20_Link" text:visited-style-name="Index_20_Link">Part 2: Skills<text:tab/><text:tab/></text:a></text:p>
          <text:p text:style-name="P84"><text:a xlink:type="simple" xlink:href="#__RefHeading___Toc421_1627857621" text:style-name="Index_20_Link" text:visited-style-name="Index_20_Link">[Introduction: This is the title of it]<text:tab/>46</text:a></text:p>
          <text:p text:style-name="P83"><text:a xlink:type="simple" xlink:href="#__RefHeading___Toc394_2120980716971" text:style-name="Index_20_Link" text:visited-style-name="Index_20_Link">Jason Yee<text:tab/><text:tab/></text:a></text:p>
          <text:p text:style-name="P84"><text:a xlink:type="simple" xlink:href="#__RefHeading___Toc1009_1273335479" text:style-name="Index_20_Link" text:visited-style-name="Index_20_Link">How to strengthen your agile heartbeat with<text:line-break/>powerful retrospectives<text:tab/>49</text:a></text:p>
          <text:p text:style-name="P83"><text:a xlink:type="simple" xlink:href="#__RefHeading___Toc394_21209807169714" text:style-name="Index_20_Link" text:visited-style-name="Index_20_Link">Matt Thompson<text:tab/><text:tab/></text:a></text:p>
          <text:p text:style-name="P84"><text:a xlink:type="simple" xlink:href="#__RefHeading___Toc19835_1273335479" text:style-name="Index_20_Link" text:visited-style-name="Index_20_Link">The benefits of tracking issues publicly<text:tab/>54</text:a></text:p>
          <text:p text:style-name="P83"><text:soft-page-break/><text:a xlink:type="simple" xlink:href="#__RefHeading___Toc394_212098071697131" text:style-name="Index_20_Link" text:visited-style-name="Index_20_Link">Chad Whitacre<text:tab/><text:tab/></text:a></text:p>
          <text:p text:style-name="P84"><text:a xlink:type="simple" xlink:href="#__RefHeading___Toc1011_1273335479" text:style-name="Index_20_Link" text:visited-style-name="Index_20_Link">[Article Title]<text:tab/>59</text:a></text:p>
          <text:p text:style-name="P83"><text:a xlink:type="simple" xlink:href="#__RefHeading___Toc394_21209807169713" text:style-name="Index_20_Link" text:visited-style-name="Index_20_Link">[Subtitle or text]<text:tab/><text:tab/></text:a></text:p>
          <text:p text:style-name="P84"><text:a xlink:type="simple" xlink:href="#__RefHeading___Toc1506_353656629" text:style-name="Index_20_Link" text:visited-style-name="Index_20_Link">When innovation trumps procedure<text:tab/>62</text:a></text:p>
          <text:p text:style-name="P83"><text:a xlink:type="simple" xlink:href="#__RefHeading___Toc394_212098071697132" text:style-name="Index_20_Link" text:visited-style-name="Index_20_Link">Allison Matlack<text:tab/><text:tab/></text:a></text:p>
          <text:p text:style-name="P84"><text:a xlink:type="simple" xlink:href="#__RefHeading___Toc687_221856997" text:style-name="Index_20_Link" text:visited-style-name="Index_20_Link">Making open source fashionable<text:tab/>66</text:a></text:p>
          <text:p text:style-name="P83"><text:a xlink:type="simple" xlink:href="#__RefHeading___Toc394_21209807169712" text:style-name="Index_20_Link" text:visited-style-name="Index_20_Link">Lauri Apple<text:tab/><text:tab/></text:a></text:p>
          <text:p text:style-name="P84"><text:a xlink:type="simple" xlink:href="#__RefHeading___Toc689_221856997" text:style-name="Index_20_Link" text:visited-style-name="Index_20_Link">[Article Title]<text:tab/>73</text:a></text:p>
          <text:p text:style-name="P83"><text:a xlink:type="simple" xlink:href="#__RefHeading___Toc394_21209807169711" text:style-name="Index_20_Link" text:visited-style-name="Index_20_Link">[Subtitle or text]<text:tab/><text:tab/></text:a></text:p>
          <text:p text:style-name="P82"><text:a xlink:type="simple" xlink:href="#__RefHeading___Toc822_1232125672" text:style-name="Index_20_Link" text:visited-style-name="Index_20_Link">Appendix<text:tab/><text:tab/></text:a></text:p>
          <text:p text:style-name="P84"><text:a xlink:type="simple" xlink:href="#__RefHeading___Toc824_1232125672" text:style-name="Index_20_Link" text:visited-style-name="Index_20_Link">The Open Organization Definition<text:tab/>78</text:a></text:p>
          <text:p text:style-name="P82"><text:a xlink:type="simple" xlink:href="#__RefHeading___Toc842_1232125672" text:style-name="Index_20_Link" text:visited-style-name="Index_20_Link">Learn More<text:tab/><text:tab/></text:a></text:p>
          <text:p text:style-name="P84"><text:a xlink:type="simple" xlink:href="#__RefHeading___Toc2382_190016556" text:style-name="Index_20_Link" text:visited-style-name="Index_20_Link">Additional resources<text:tab/>82</text:a></text:p>
          <text:p text:style-name="P84"><text:a xlink:type="simple" xlink:href="#__RefHeading___Toc2384_190016556" text:style-name="Index_20_Link" text:visited-style-name="Index_20_Link">Get involved<text:tab/>83</text:a></text:p>
        </text:index-body>
      </text:table-of-content>
      <text:p text:style-name="P17"/>
      <text:h text:style-name="P87" text:outline-level="2"><text:bookmark-start text:name="__RefHeading___Toc2312_1525055821"/>Preface:<text:line-break/><text:span text:style-name="T33">[on e</text:span>diting an open book<text:span text:style-name="T33">]</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88" text:outline-level="2"><text:bookmark-start text:name="__RefHeading___Toc164_2120980716"/>Introduction:<text:line-break/><text:span text:style-name="T34">[This is the title of it]</text:span><text:bookmark-end text:name="__RefHeading___Toc164_2120980716"/></text:h>
      <text:p text:style-name="P4"><text:bookmark-start text:name="__RefHeading___Toc394_2120980716"/>[Subtitle or text]<text:bookmark-end text:name="__RefHeading___Toc394_2120980716"/></text:p>
      <text:p text:style-name="P5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62">This is a footnote.</text:p></text:note-body></text:note>.</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10" text:outline-level="1"><text:bookmark-start text:name="__RefHeading___Toc2114_518888843"/>Part 1: Cultures<text:bookmark-end text:name="__RefHeading___Toc2114_518888843"/></text:h>
      <text:h text:style-name="P86" text:outline-level="2"><text:bookmark-start text:name="__RefHeading___Toc11239_1273335479"/><text:span text:style-name="T31">[</text:span>Introduction: This is the title of it<text:span text:style-name="T31">]</text:span><text:bookmark-end text:name="__RefHeading___Toc11239_1273335479"/></text:h>
      <text:p text:style-name="P14"><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89"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5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71">Lorem ipsum dolor sit amet, consectetur adipiscing elit. Phasellus rhoncus id orci aliquet tempor. Sed bibendum, sapien eget varius elementum, tellus nunc sagittis dui, id pulvinar turpis tortor sed nibh. Mauris vitae congue libero.</text:p>
      <text:h text:style-name="P90" text:outline-level="2"><text:bookmark-start text:name="__RefHeading___Toc2276_253951683"/>[Article Title]<text:bookmark-end text:name="__RefHeading___Toc2276_253951683"/></text:h>
      <text:p text:style-name="P7"><text:bookmark-start text:name="__RefHeading___Toc394_2120980716974"/>[Subtitle or text]<text:bookmark-end text:name="__RefHeading___Toc394_2120980716974"/></text:p>
      <text:p text:style-name="P5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72">Lorem ipsum dolor sit amet, consectetur adipiscing elit. Phasellus rhoncus id orci aliquet tempor. Sed bibendum, sapien eget varius elementum, tellus nunc sagittis dui, id pulvinar turpis tortor sed nibh. Mauris vitae congue libero.</text:p>
      <text:h text:style-name="P86" text:outline-level="2"><text:bookmark-start text:name="__RefHeading___Toc490_1873192014"/>Organizational learning: <text:span text:style-name="T26">A</text:span> new perspective on DevOps<text:bookmark-end text:name="__RefHeading___Toc490_1873192014"/></text:h>
      <text:p text:style-name="P9"><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26">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3723011517071419238" text:style-name="L1">
        <text:list-item>
          <text:p text:style-name="P120">Shared source code repository and thorough documentation that can be searched and widely reused</text:p>
        </text:list-item>
        <text:list-item>
          <text:p text:style-name="P120">Internal discussion groups for each library and service (e.g. "github-users" or "puppet-users"); often people having questions will get responses from other users faster than from the developers</text:p>
        </text:list-item>
        <text:list-item>
          <text:p text:style-name="P120">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27">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37">I recently had a chance to hear about it from Jim Stoneham, CEO of Opsmatic. In 2009, he was the general manager of the Yahoo! Communities business unit, which Flickr became a part of. Stoneham shared:</text:p>
      <text:p text:style-name="Quotations"><text:span text:style-name="T2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5">"</text:span></text:p>
      <text:p text:style-name="P37">I love how Jim Stoneham talks about the benefits about DevOps that sound very different than how we often talk about it as Dev or Ops. It's this capability of creating organizational learning that enables us to win in the marketplace.</text:p>
      <text:p text:style-name="P76">Gene Kim is a multiple award winning CTO, and researcher. He was founder and CTO of Tripwire for 13 years, and is an author of both <text:span text:style-name="T3">The Phoenix Project</text:span><text:span text:style-name="T15"> and </text:span><text:span text:style-name="T3">The DevOps Handbook.</text:span></text:p>
      <text:h text:style-name="P93" text:outline-level="2"><text:bookmark-start text:name="__RefHeading___Toc11499_559071773"/>Innovation requires new approaches to feedback and failure<text:bookmark-end text:name="__RefHeading___Toc11499_559071773"/></text:h>
      <text:p text:style-name="P8"><text:bookmark-start text:name="__RefHeading___Toc394_2120980716972"/>Jim Whitehurst<text:bookmark-end text:name="__RefHeading___Toc394_2120980716972"/></text:p>
      <text:p text:style-name="P5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46"><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63">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13"><text:span text:style-name="T35">Jim Whitehurst is President and Chief Executive Officer of Red Hat, the world's leading provider of open source enterprise IT products and services.</text:span></text:p>
      <text:h text:style-name="P109" text:outline-level="3">Chapter discussion and review</text:h>
      <text:list xml:id="list2716916013808835725" text:style-name="List_20_1">
        <text:list-item>
          <text:p text:style-name="P115">"Organizational culture" is an important topic to IT leaders today. What does the term mean to you?</text:p>
        </text:list-item>
        <text:list-item>
          <text:p text:style-name="P115">How does your team currently handle feedback and address failure? How might you be able to change your approach to these issues?</text:p>
        </text:list-item>
        <text:list-item>
          <text:p text:style-name="P115">What do you think are your team's or organization's largest impediments to creating cultures of innovation?</text:p>
        </text:list-item>
        <text:list-item>
          <text:p text:style-name="P116">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86" text:outline-level="2"><text:bookmark-start text:name="__RefHeading___Toc566_221856997"/>Why a Buffer developer open sourced his code<text:bookmark-end text:name="__RefHeading___Toc566_221856997"/></text:h>
      <text:p text:style-name="P10"><text:bookmark-start text:name="__RefHeading___Toc568_221856997"/>Jordan Morgan<text:bookmark-end text:name="__RefHeading___Toc568_221856997"/></text:p>
      <text:p text:style-name="First_20_Paragraph">If you look for the official definition of open source, you'll likely stumble upon this outline<text:note text:id="ftn4" text:note-class="footnote"><text:note-citation>4</text:note-citation><text:note-body><text:p text:style-name="P64">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5" text:note-class="footnote"><text:note-citation>5</text:note-citation><text:note-body><text:p text:style-name="P64">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8">It</text:span> felt like a perfect fit for our workplace and culture.</text:p>
      <text:h text:style-name="Heading_20_3" text:outline-level="3">Personal growth</text:h>
      <text:p text:style-name="Text_20_body"><text:span text:style-name="T2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8">Eventually</text:span> it was. But first, I experienced an open source reality check: This was code that I wrote, and I didn't write it thinking that the world would one day examine it. Imposter syndrome and doubt quickly crept in. I started asking myself:</text:p>
      <text:list xml:id="list6280698876390433933" text:style-name="L2">
        <text:list-item>
          <text:p text:style-name="P121"><text:span text:style-name="T28">What</text:span> if this isn't any good? </text:p>
        </text:list-item>
        <text:list-item>
          <text:p text:style-name="P121">What if there are some mistakes? </text:p>
        </text:list-item>
        <text:list-item>
          <text:p text:style-name="P121">What if people think I didn't write the best parts (it was based on an existing open source project) </text:p>
        </text:list-item>
        <text:list-item>
          <text:p text:style-name="P121">What if I missed important shortcuts, like using the right APIs? </text:p>
        </text:list-item>
      </text:list>
      <text:p text:style-name="P43">In only a matter of hours, I experienced some important growth as an engineer. And that growth stemmed directly from two things:</text:p>
      <text:list xml:id="list4429336964565017512" text:style-name="L3">
        <text:list-item>
          <text:p text:style-name="P122">Working at a company who believed in us to share our code, and that it was the right thing to do</text:p>
        </text:list-item>
        <text:list-item>
          <text:p text:style-name="P122">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29">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6" text:note-class="footnote"><text:note-citation>6</text:note-citation><text:note-body><text:p text:style-name="P64">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0">README</text:span> file—and most of all, they were just thankful we released it!</text:p>
      <text:p text:style-name="Text_20_body"><text:span text:style-name="T2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2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2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12">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08" text:outline-level="3">Chapter discussion and review</text:h>
      <text:list xml:id="list105513033882151" text:continue-list="list2716916013808835725" text:style-name="List_20_1">
        <text:list-item>
          <text:p text:style-name="P114">Lorem ipsum dolor sit amet, consectetur adipiscing elit. Phasellus rhoncus id orci aliquet tempor.</text:p>
        </text:list-item>
        <text:list-item>
          <text:p text:style-name="P114">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14">Lorem ipsum dolor sit amet, consectetur adipiscing elit.Cras mollis vitae lacus non ultrices. Proin pulvinar mi mauris, eget tempus tortor condimentum sed.</text:p>
        </text:list-item>
        <text:list-item>
          <text:p text:style-name="P114">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86"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856657495487739166" text:style-name="L4">
        <text:list-item>
          <text:p text:style-name="P123">"Marketing is a waste of money that we should be putting into actual product development."</text:p>
        </text:list-item>
        <text:list-item>
          <text:p text:style-name="P123">"Those marketers just throw stuff against the wall and hope it sticks. Where's the discipline?"</text:p>
        </text:list-item>
        <text:list-item>
          <text:p text:style-name="P123">"Does anyone actually read this stuff?"</text:p>
        </text:list-item>
        <text:list-item>
          <text:p text:style-name="P123">"The best thing a marketer can tell me is how to unsubscribe, unfollow, and unfriend."</text:p>
        </text:list-item>
      </text:list>
      <text:p text:style-name="P81">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7" text:note-class="footnote"><text:note-citation>7</text:note-citation><text:note-body><text:p text:style-name="P67">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8" text:note-class="footnote"><text:note-citation>8</text:note-citation><text:note-body><text:p text:style-name="P67">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8746125010659488301" text:style-name="L5">
        <text:list-item>
          <text:p text:style-name="P124">Passion</text:p>
        </text:list-item>
        <text:list-item>
          <text:p text:style-name="P124">Open-mindedness</text:p>
        </text:list-item>
        <text:list-item>
          <text:p text:style-name="P124"><text:soft-page-break/>Curiosity</text:p>
        </text:list-item>
        <text:list-item>
          <text:p text:style-name="P124">Cultivation of craft</text:p>
        </text:list-item>
        <text:list-item>
          <text:p text:style-name="P124">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5">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2">is </text:span>Chief Marketing Officer at Ellucian. <text:span text:style-name="T32">When she wrote this chapter, she was Executive Vice President of Marketing and Strategy for Red Hat.</text:span></text:p>
      <text:h text:style-name="P107" text:outline-level="3"><text:bookmark-start text:name="__RefHeading___Toc260_190016556"/>Chapter discussion and review<text:bookmark-end text:name="__RefHeading___Toc260_190016556"/></text:h>
      <text:list xml:id="list105513672709373" text:continue-list="list105513033882151"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11" text:outline-level="1"><text:bookmark-start text:name="__RefHeading___Toc588_2023088379"/>Part 2: Skills<text:bookmark-end text:name="__RefHeading___Toc588_2023088379"/></text:h>
      <text:h text:style-name="P94" text:outline-level="2"><text:bookmark-start text:name="__RefHeading___Toc421_1627857621"/>[Introduction: This is the title of it]<text:bookmark-end text:name="__RefHeading___Toc421_1627857621"/></text:h>
      <text:p text:style-name="P15"><text:bookmark-start text:name="__RefHeading___Toc394_2120980716971"/>Jason Yee<text:bookmark-end text:name="__RefHeading___Toc394_2120980716971"/></text:p>
      <text:p text:style-name="P5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70">Lorem ipsum dolor sit amet, consectetur adipiscing elit. Phasellus rhoncus id orci aliquet tempor. Sed bibendum, sapien eget varius elementum, tellus nunc sagittis dui, id pulvinar turpis tortor sed nibh. Mauris vitae congue libero.</text:p>
      <text:h text:style-name="P95" text:outline-level="2"><text:bookmark-start text:name="__RefHeading___Toc1009_1273335479"/>How to strengthen your agile heartbeat with powerful retrospectives<text:bookmark-end text:name="__RefHeading___Toc1009_1273335479"/></text:h>
      <text:p text:style-name="P12"><text:bookmark-start text:name="__RefHeading___Toc394_21209807169714"/>Matt Thompson<text:bookmark-end text:name="__RefHeading___Toc394_21209807169714"/></text:p>
      <text:p text:style-name="P5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2220623879357426725" text:style-name="L6">
        <text:list-item>
          <text:p text:style-name="P125">what you accomplished in the last sprint</text:p>
        </text:list-item>
        <text:list-item>
          <text:p text:style-name="P125">what you learned from it</text:p>
        </text:list-item>
        <text:list-item>
          <text:p text:style-name="P125">what you're going to tackle in the next one</text:p>
        </text:list-item>
      </text:list>
      <text:h text:style-name="P101"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29">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29">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350192133753739115" text:style-name="L7">
        <text:list-item>
          <text:p text:style-name="P126">What went well in the last heartbeat?</text:p>
        </text:list-item>
        <text:list-item>
          <text:p text:style-name="P126">What could have gone better?</text:p>
        </text:list-item>
        <text:list-item>
          <text:p text:style-name="P126">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543277972714615631" text:style-name="L8">
        <text:list-item>
          <text:p text:style-name="P127"><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27"><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27"><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27"><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27"><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27"><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27"><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47">Some common pitfalls:</text:p>
      <text:list xml:id="list6110184254960973684" text:style-name="L9">
        <text:list-item>
          <text:p text:style-name="P128"><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28"><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28"><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28"><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28"><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Author_20_Bio">Matt Thompson is the Director of Program Management at the Mozilla Foundation.</text:p>
      <text:h text:style-name="P86"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9" text:note-class="footnote"><text:note-citation>9</text:note-citation><text:note-body><text:p text:style-name="P68">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10" text:note-class="footnote"><text:note-citation>10</text:note-citation><text:note-body><text:p text:style-name="P68">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11" text:note-class="footnote"><text:note-citation>11</text:note-citation><text:note-body><text:p text:style-name="P68">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12" text:note-class="footnote"><text:note-citation>12</text:note-citation><text:note-body><text:p text:style-name="P68">https://github.com/gratipay/bot</text:p></text:note-body></text:note>. Admittedly, this is a somewhat advanced use case. If you reach this point, you will be far along in using a public issue tracker to open up your organization!</text:p>
      <text:p text:style-name="P30">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79">Chad Whitacre is the founder of Gratipay, an open organization with a mission to cultivate an economy of gratitude, generosity, and love. Gratipay offers pay-what-you-want payments and take-what-you-want payouts for open organizations.</text:p>
      <text:h text:style-name="P91" text:outline-level="2"><text:bookmark-start text:name="__RefHeading___Toc1011_1273335479"/>[Article Title]<text:bookmark-end text:name="__RefHeading___Toc1011_1273335479"/></text:h>
      <text:p text:style-name="P6"><text:bookmark-start text:name="__RefHeading___Toc394_21209807169713"/>[Subtitle or text]<text:bookmark-end text:name="__RefHeading___Toc394_21209807169713"/></text:p>
      <text:p text:style-name="P5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73">Lorem ipsum dolor sit amet, consectetur adipiscing elit. Phasellus rhoncus id orci aliquet tempor. Sed bibendum, sapien eget varius elementum, tellus nunc sagittis dui, id pulvinar turpis tortor sed nibh. Mauris vitae congue libero.</text:p>
      <text:h text:style-name="P96" text:outline-level="2"><text:bookmark-start text:name="__RefHeading___Toc1506_353656629"/>When innovation trumps procedure<text:bookmark-end text:name="__RefHeading___Toc1506_353656629"/></text:h>
      <text:p text:style-name="P16"><text:bookmark-start text:name="__RefHeading___Toc394_212098071697132"/>Allison Matlack<text:bookmark-end text:name="__RefHeading___Toc394_212098071697132"/></text:p>
      <text:p text:style-name="P6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a xlink:type="simple" xlink:href="https://www.startwithwhy.com/" text:style-name="Internet_20_link" text:visited-style-name="Visited_20_Internet_20_Link"><text:span text:style-name="Emphasis">Start With Why</text:span></text:a>: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80">Allison Matlack has been a member of the Red Hat Customer Portal team since 2011. She's been an Open Organization Ambassador since 2016, helping others find ways to put open principles into practice.</text:p>
      <text:h text:style-name="P97" text:outline-level="2"><text:bookmark-start text:name="__RefHeading___Toc687_221856997"/>Making open source fashionable<text:bookmark-end text:name="__RefHeading___Toc687_221856997"/></text:h>
      <text:p text:style-name="P11"><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13" text:note-class="footnote"><text:note-citation>13</text:note-citation><text:note-body><text:p text:style-name="P65">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14" text:note-class="footnote"><text:note-citation>14</text:note-citation><text:note-body><text:p text:style-name="P66">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44">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44">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44">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44">My process went like this:</text:p>
      <text:list xml:id="list5681738176689977233" text:style-name="L10">
        <text:list-item>
          <text:p text:style-name="P129">Check out a given repo on our GitHub org</text:p>
        </text:list-item>
        <text:list-item>
          <text:p text:style-name="P129">Assess the README for clarity of project purpose (what it did and how, why it did those things), setup/install directions, and other need-to-knows</text:p>
        </text:list-item>
        <text:list-item>
          <text:p text:style-name="P129">Ensure the project was actively maintained and included a maintainers file</text:p>
        </text:list-item>
        <text:list-item>
          <text:p text:style-name="P129">See if there was a contributing guidelines file, or any invitation for contributors at all</text:p>
        </text:list-item>
        <text:list-item>
          <text:p text:style-name="P129">Look for other Zalando dependencies</text:p>
        </text:list-item>
        <text:list-item>
          <text:p text:style-name="P129">Follow up with the project's maintainers and ask them what their goals were for their project, if they planned to add anything missing like README instructions or contributor guidelines, then begin helping them</text:p>
        </text:list-item>
      </text:list>
      <text:p text:style-name="P28"><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28">The goal was to come up with a way for us to both respect their wish while making it more possible, as one veteran Zalando engineer put it, "to find the cool stuff."</text:p>
      <text:p text:style-name="P28">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28">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28">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28">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28">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77">Lauri Apple develops and evangelizes Zalando's open source efforts. She's also a producer/agile project manager for the company's core search engineering team and co-leads Zalando's InnerSource initiative. She's based in Berlin.</text:p>
      <text:h text:style-name="P92"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5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9">Lorem ipsum dolor sit amet, consectetur adipiscing elit. Phasellus rhoncus id orci aliquet tempor. Sed bibendum, sapien eget varius elementum, tellus nunc sagittis dui, id pulvinar turpis tortor sed nibh. Mauris vitae congue libero.</text:p>
      <text:h text:style-name="P107" text:outline-level="3">Chapter discussion and review</text:h>
      <text:list xml:id="list105514417378476" text:continue-list="list105513672709373"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111" text:outline-level="1"><text:bookmark-start text:name="__RefHeading___Toc822_1232125672"/>Appendix<text:bookmark-end text:name="__RefHeading___Toc822_1232125672"/></text:h>
      <text:h text:style-name="P98"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522447195386977505" text:style-name="L11">
        <text:list-item>
          <text:p text:style-name="P85"><text:span text:style-name="Strong_20_Emphasis">Greater agility</text:span>, as members are more capable of working toward goals in unison and with shared vision;</text:p>
        </text:list-item>
        <text:list-item>
          <text:p text:style-name="P85"><text:span text:style-name="Strong_20_Emphasis">Faster innovation</text:span>, as ideas from both inside and outside the organization receive more equitable consideration and rapid experimentation, and;</text:p>
        </text:list-item>
        <text:list-item>
          <text:p text:style-name="P85"><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3495067015023630535" text:style-name="L12">
        <text:list-item>
          <text:p text:style-name="P130">Transparency</text:p>
        </text:list-item>
        <text:list-item>
          <text:p text:style-name="P130">Inclusivity</text:p>
        </text:list-item>
        <text:list-item>
          <text:p text:style-name="P130">Adaptability</text:p>
        </text:list-item>
        <text:list-item>
          <text:p text:style-name="P130">Collaboration</text:p>
        </text:list-item>
        <text:list-item>
          <text:p text:style-name="P131">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4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45">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4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4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78">Version 1.0<text:line-break/>December 2016<text:line-break/>The Open Organization Ambassadors at Opensource.com</text:p>
      <text:h text:style-name="P111" text:outline-level="1"><text:bookmark-start text:name="__RefHeading___Toc842_1232125672"/>Learn More<text:bookmark-end text:name="__RefHeading___Toc842_1232125672"/></text:h>
      <text:h text:style-name="P99" text:outline-level="2"><text:bookmark-start text:name="__RefHeading___Toc2382_190016556"/>Additional <text:span text:style-name="T21">resources</text:span><text:bookmark-end text:name="__RefHeading___Toc2382_190016556"/></text:h>
      <text:h text:style-name="P102" text:outline-level="3">The <text:span text:style-name="T15">Open Organization </text:span><text:span text:style-name="T13">mailing list</text:span></text:h>
      <text:p text:style-name="P35"><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03" text:outline-level="3">The "Open Organization Highlights" newsletter</text:h>
      <text:p text:style-name="P35"><text:span text:style-name="T7">Get open organization stories sent directly to your inbox. Visit </text:span><text:span text:style-name="T9">opensource.com/open-organization</text:span><text:span text:style-name="T7"> to sign up.</text:span></text:p>
      <text:h text:style-name="P104" text:outline-level="3">Discussion <text:span text:style-name="T22">g</text:span>uides</text:h>
      <text:p text:style-name="P34"><text:span text:style-name="T10">Want to start your own </text:span><text:span text:style-name="T17">Open Organization</text:span><text:span text:style-name="T10"> book club? Download </text:span><text:span text:style-name="T9">free</text:span><text:span text:style-name="T10"> </text:span><text:span text:style-name="T17">Open Organization</text:span><text:span text:style-name="T10"> discussion guides for help getting started. </text:span><text:span text:style-name="T9">Just visit opensource.com/open-organization/resources/guides.</text:span></text:p>
      <text:h text:style-name="P104" text:outline-level="3"><text:span text:style-name="T9">#</text:span><text:span text:style-name="T3">OpenOrgChat</text:span></text:h>
      <text:p text:style-name="P25">Our community enjoys gathering on Twitter to <text:span text:style-name="T27">discuss open organizations</text:span>. Find the hashtag #OpenOrgChat, check the schedule at opensource.com/open-organization/resources/twitter-chats, and make your voice heard.</text:p>
      <text:h text:style-name="P100" text:outline-level="2"><text:bookmark-start text:name="__RefHeading___Toc2384_190016556"/>Get involved<text:bookmark-end text:name="__RefHeading___Toc2384_190016556"/></text:h>
      <text:h text:style-name="P104" text:outline-level="3">Share this book</text:h>
      <text:p text:style-name="P32">We've licensed this book with a Creative Commons license, so you're free to share a copy with anyone who might benefit from learning more about the ways open source values are changing organizations today. See the copyright statement for more detail.</text:p>
      <text:h text:style-name="P105" text:outline-level="3">Tell your story</text:h>
      <text:p text:style-name="P33">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06" text:outline-level="3">Join the community</text:h>
      <text:p text:style-name="P36"><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5.1$Linux_X86_64 LibreOffice_project/20$Build-1</meta:generator>
    <meta:editing-duration>PT4H25M51S</meta:editing-duration>
    <meta:editing-cycles>84</meta:editing-cycles>
    <dc:title>Open Organization Book</dc:title>
    <dc:date>2017-03-28T10:55:12.817008753</dc:date>
    <meta:document-statistic meta:table-count="0" meta:image-count="0" meta:object-count="0" meta:page-count="84" meta:paragraph-count="453" meta:word-count="16248" meta:character-count="102426" meta:non-whitespace-character-count="86715"/>
    <meta:template xlink:type="simple" xlink:actuate="onRequest" xlink:title="Open Organization Book" xlink:href="../../../../../.config/libreoffice/4/user/template/Open%20Organization%20Book.ott" meta:date="2017-03-02T13:55:41.957328267"/>
  </office:meta>
</office:document-meta>
</file>